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66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65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6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88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5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5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style:font-name-asian="Liberation Sans3" style:font-size-asian="12pt" style:font-name-complex="Liberation Sans3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7.161cm" svg:height="0.725cm" svg:x="1cm" svg:y="1.025cm">
          <draw:text-box>
            <text:p><text:span text:style-name="T1">Bought(M,Musk) </text:span><text:span text:style-name="T2">˄ Bought(D,Musk)</text:span></text:p>
          </draw:text-box>
        </draw:frame>
        <draw:frame draw:style-name="gr2" draw:text-style-name="P1" xml:id="id3" draw:id="id3" draw:layer="layout" svg:width="7.157cm" svg:height="0.725cm" svg:x="9.643cm" svg:y="1cm">
          <draw:text-box>
            <text:p><text:span text:style-name="T1">¬Bought(x,Musk) </text:span><text:span text:style-name="T2">˅</text:span><text:span text:style-name="T1"> Bought(x,Pudd)</text:span></text:p>
          </draw:text-box>
        </draw:frame>
        <draw:frame draw:style-name="gr3" draw:text-style-name="P1" xml:id="id2" draw:id="id2" draw:layer="layout" svg:width="7.191cm" svg:height="0.725cm" svg:x="1.309cm" svg:y="3.5cm">
          <draw:text-box>
            <text:p><text:span text:style-name="T1">Bought(M,Musk) </text:span><text:span text:style-name="T2">˄ Bought(M,Pudd)</text:span></text:p>
          </draw:text-box>
        </draw:frame>
        <draw:frame draw:style-name="gr4" draw:text-style-name="P1" xml:id="id5" draw:id="id5" draw:layer="layout" svg:width="7.386cm" svg:height="0.725cm" svg:x="11.015cm" svg:y="3.5cm">
          <draw:text-box>
            <text:p><text:span text:style-name="T1">¬Bought(x,Pudd) </text:span><text:span text:style-name="T2">˅</text:span><text:span text:style-name="T1"> ¬Bought(x,Eggo)</text:span></text:p>
          </draw:text-box>
        </draw:frame>
        <draw:connector draw:style-name="gr5" draw:text-style-name="P2" draw:layer="layout" draw:type="line" svg:x1="4.58cm" svg:y1="1.75cm" svg:x2="4.904cm" svg:y2="3.5cm" draw:start-shape="id1" draw:start-glue-point="2" draw:end-shape="id2" draw:end-glue-point="0" svg:d="M4580 1750l324 1750" svg:viewBox="0 0 325 1751">
          <text:p/>
        </draw:connector>
        <draw:connector draw:style-name="gr5" draw:text-style-name="P2" draw:layer="layout" draw:type="line" svg:x1="13.221cm" svg:y1="1.725cm" svg:x2="4.904cm" svg:y2="3.5cm" draw:start-shape="id3" draw:start-glue-point="2" draw:end-shape="id2" draw:end-glue-point="0" svg:d="M13221 1725l-8317 1775" svg:viewBox="0 0 8318 1776">
          <text:p/>
        </draw:connector>
        <draw:frame draw:style-name="gr6" draw:text-style-name="P1" xml:id="id4" draw:id="id4" draw:layer="layout" svg:width="11.013cm" svg:height="0.725cm" svg:x="1.6cm" svg:y="5.875cm">
          <draw:text-box>
            <text:p><text:span text:style-name="T1">Bought(M,Musk) </text:span><text:span text:style-name="T2">˄ Bought(M,Pudd) ˄ ¬Bought(M,Eggo)</text:span></text:p>
          </draw:text-box>
        </draw:frame>
        <draw:frame draw:style-name="gr7" draw:text-style-name="P3" xml:id="id7" draw:id="id7" draw:layer="layout" svg:width="12.009cm" svg:height="0.725cm" svg:x="8.8cm" svg:y="6.575cm">
          <draw:text-box>
            <text:p><text:span text:style-name="T3">(Bought(M,x) </text:span><text:span text:style-name="T4">˅ </text:span><text:span text:style-name="T3">¬Bought(E,x)) </text:span><text:span text:style-name="T2">˄</text:span><text:span text:style-name="T4"> </text:span><text:span text:style-name="T3">(Bought(E,x) </text:span><text:span text:style-name="T4">˅ </text:span><text:span text:style-name="T3">¬Bought(M,x))</text:span></text:p>
          </draw:text-box>
        </draw:frame>
        <draw:connector draw:style-name="gr5" draw:text-style-name="P2" draw:layer="layout" draw:type="line" svg:x1="4.904cm" svg:y1="4.225cm" svg:x2="7.106cm" svg:y2="5.875cm" draw:start-shape="id2" draw:start-glue-point="2" draw:end-shape="id4" draw:end-glue-point="0" svg:d="M4904 4225l2202 1650" svg:viewBox="0 0 2203 1651">
          <text:p/>
        </draw:connector>
        <draw:connector draw:style-name="gr5" draw:text-style-name="P2" draw:layer="layout" draw:type="line" svg:x1="14.708cm" svg:y1="4.225cm" svg:x2="7.106cm" svg:y2="5.875cm" draw:start-shape="id5" draw:start-glue-point="2" draw:end-shape="id4" draw:end-glue-point="0" svg:d="M14708 4225l-7602 1650" svg:viewBox="0 0 7603 1651">
          <text:p/>
        </draw:connector>
        <draw:frame draw:style-name="gr8" draw:text-style-name="P1" xml:id="id6" draw:id="id6" draw:layer="layout" svg:width="11.056cm" svg:height="0.725cm" svg:x="2.344cm" svg:y="8.775cm">
          <draw:text-box>
            <text:p><text:span text:style-name="T1">¬Bought(E,Musk) </text:span><text:span text:style-name="T2">˄ ¬Bought(E,Pudd) ˄ Bought(E,Eggo)</text:span></text:p>
          </draw:text-box>
        </draw:frame>
        <draw:connector draw:style-name="gr5" draw:text-style-name="P2" draw:layer="layout" draw:type="line" svg:x1="7.106cm" svg:y1="6.6cm" svg:x2="7.872cm" svg:y2="8.775cm" draw:start-shape="id4" draw:start-glue-point="2" draw:end-shape="id6" svg:d="M7106 6600l766 2175" svg:viewBox="0 0 767 2176">
          <text:p/>
        </draw:connector>
        <draw:connector draw:style-name="gr5" draw:text-style-name="P2" draw:layer="layout" draw:type="line" svg:x1="14.804cm" svg:y1="7.3cm" svg:x2="7.872cm" svg:y2="8.775cm" draw:start-shape="id7" draw:start-glue-point="2" draw:end-shape="id6" draw:end-glue-point="0" svg:d="M14804 7300l-6932 1475" svg:viewBox="0 0 6933 1476">
          <text:p/>
        </draw:connector>
        <draw:frame draw:style-name="gr9" draw:text-style-name="P4" draw:layer="layout" svg:width="1.306cm" svg:height="0.645cm" svg:x="4.694cm" svg:y="2.8cm">
          <draw:text-box>
            <text:p><text:span text:style-name="T5">{x/M}</text:span></text:p>
          </draw:text-box>
        </draw:frame>
        <draw:frame draw:style-name="gr9" draw:text-style-name="P4" draw:layer="layout" svg:width="1.306cm" svg:height="0.645cm" svg:x="6.7cm" svg:y="5.2cm">
          <draw:text-box>
            <text:p><text:span text:style-name="T5">{x/M}</text:span></text:p>
          </draw:text-box>
        </draw:frame>
        <draw:frame draw:style-name="gr10" draw:text-style-name="P4" draw:layer="layout" svg:width="4.431cm" svg:height="0.645cm" svg:x="7.333cm" svg:y="7.455cm">
          <draw:text-box>
            <text:p><text:span text:style-name="T5">{x/Musk, x/Pudd, x/Eggo}</text:span></text:p>
          </draw:text-box>
        </draw:frame>
        <draw:frame draw:style-name="gr11" draw:text-style-name="P5" xml:id="id9" draw:id="id9" draw:layer="layout" svg:width="10.527cm" svg:height="0.725cm" svg:x="10cm" svg:y="9.475cm">
          <draw:text-box>
            <text:p><text:span text:style-name="T3">Bought(x,Musk) </text:span><text:span text:style-name="T4">˅</text:span><text:span text:style-name="T2"> Bought(x,Pudd) </text:span><text:span text:style-name="T4">˅</text:span><text:span text:style-name="T2"> ¬</text:span><text:span text:style-name="T2">Bought(x,Eggo)</text:span></text:p>
          </draw:text-box>
        </draw:frame>
        <draw:frame draw:style-name="gr12" draw:text-style-name="P4" draw:layer="layout" svg:width="1.247cm" svg:height="0.645cm" svg:x="9cm" svg:y="11.155cm">
          <draw:text-box>
            <text:p><text:span text:style-name="T5">{x/E</text:span><text:span text:style-name="T5">}</text:span></text:p>
          </draw:text-box>
        </draw:frame>
        <draw:frame draw:style-name="gr13" draw:text-style-name="P5" xml:id="id8" draw:id="id8" draw:layer="layout" svg:width="1.239cm" svg:height="0.962cm" svg:x="8.761cm" svg:y="11.9cm">
          <draw:text-box>
            <text:p>Nil</text:p>
          </draw:text-box>
        </draw:frame>
        <draw:connector draw:style-name="gr5" draw:text-style-name="P2" draw:layer="layout" draw:type="line" svg:x1="7.872cm" svg:y1="9.5cm" svg:x2="9.38cm" svg:y2="11.9cm" draw:start-shape="id6" draw:start-glue-point="2" draw:end-shape="id8" draw:end-glue-point="0" svg:d="M7872 9500l1508 2400" svg:viewBox="0 0 1509 2401">
          <text:p/>
        </draw:connector>
        <draw:connector draw:style-name="gr5" draw:text-style-name="P2" draw:layer="layout" draw:type="line" svg:x1="15.263cm" svg:y1="10.2cm" svg:x2="9.38cm" svg:y2="11.9cm" draw:start-shape="id9" draw:start-glue-point="2" draw:end-shape="id8" draw:end-glue-point="0" svg:d="M15263 10200l-5883 1700" svg:viewBox="0 0 5884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22:37:00.575000000</meta:creation-date>
    <dc:date>2018-02-18T21:50:47.304874912</dc:date>
    <meta:editing-duration>PT1H37M51S</meta:editing-duration>
    <meta:editing-cycles>11</meta:editing-cycles>
    <meta:generator>LibreOffice/5.1.6.2$Linux_X86_64 LibreOffice_project/10m0$Build-2</meta:generator>
    <meta:document-statistic meta:object-count="21"/>
  </office:meta>
</office:document-meta>
</file>